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Arial2" svg:font-family="Arial" style:font-family-generic="swiss"/>
    <style:font-face style:name="Arial" svg:font-family="Arial" style:font-adornments="Normal"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Arial2"/>
    </style:style>
    <style:style style:name="P2" style:family="paragraph" style:parent-style-name="Text_20_body">
      <style:text-properties style:font-name="Arial2" fo:font-size="11pt" style:font-size-asian="11pt" style:font-size-complex="11pt"/>
    </style:style>
    <style:style style:name="P3" style:family="paragraph" style:parent-style-name="Text_20_body">
      <style:text-properties style:font-name="Arial2" fo:font-size="11pt" fo:background-color="transparent" style:font-size-asian="11pt" style:font-size-complex="11pt"/>
    </style:style>
    <style:style style:name="P4" style:family="paragraph" style:parent-style-name="Text_20_body">
      <style:text-properties style:font-name="Arial2" fo:background-color="transparent"/>
    </style:style>
    <style:style style:name="P5" style:family="paragraph" style:parent-style-name="Text_20_body">
      <style:paragraph-properties fo:text-align="center" style:justify-single-word="false"/>
    </style:style>
    <style:style style:name="P6" style:family="paragraph" style:parent-style-name="Text_20_body">
      <style:text-properties fo:background-color="transparent"/>
    </style:style>
    <style:style style:name="P7" style:family="paragraph" style:parent-style-name="Standard">
      <style:text-properties style:font-name="Arial1" fo:font-size="11pt" style:font-size-asian="11pt" style:font-size-complex="11pt"/>
    </style:style>
    <style:style style:name="P8" style:family="paragraph" style:parent-style-name="Standard">
      <style:paragraph-properties fo:text-align="end" style:justify-single-word="false"/>
      <style:text-properties style:font-name="Arial1" fo:font-size="11pt" style:font-size-asian="11pt" style:font-size-complex="11pt"/>
    </style:style>
    <style:style style:name="P9" style:family="paragraph" style:parent-style-name="Standard">
      <style:text-properties style:font-name="Arial1" style:font-size-asian="11pt" style:font-size-complex="11pt"/>
    </style:style>
    <style:style style:name="P10" style:family="paragraph" style:parent-style-name="Heading_20_4">
      <style:text-properties style:font-name="Arial2" fo:font-size="11pt" fo:background-color="transparent" style:font-size-asian="11pt" style:font-size-complex="11pt"/>
    </style:style>
    <style:style style:name="P11" style:family="paragraph" style:parent-style-name="Heading_20_1">
      <style:paragraph-properties fo:text-align="center" style:justify-single-word="false"/>
    </style:style>
    <style:style style:name="P12" style:family="paragraph" style:parent-style-name="Text_20_body" style:list-style-name="L1">
      <style:text-properties style:font-name="Arial2" fo:font-size="11pt" style:font-size-asian="11pt" style:font-size-complex="11pt"/>
    </style:style>
    <style:style style:name="P13" style:family="paragraph" style:parent-style-name="Text_20_body" style:list-style-name="L6">
      <style:text-properties style:font-name="Arial2" fo:font-size="11pt" style:font-size-asian="11pt" style:font-size-complex="11pt"/>
    </style:style>
    <style:style style:name="P14" style:family="paragraph" style:parent-style-name="Text_20_body" style:list-style-name="L2">
      <style:text-properties style:font-name="Arial2" fo:background-color="transparent"/>
    </style:style>
    <style:style style:name="P15" style:family="paragraph" style:parent-style-name="Text_20_body" style:list-style-name="L2">
      <style:text-properties style:font-name="Arial2"/>
    </style:style>
    <style:style style:name="P16" style:family="paragraph" style:parent-style-name="Text_20_body" style:list-style-name="L4">
      <style:text-properties style:font-name="Arial2"/>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Standard">
      <style:text-properties style:font-name="Arial1"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language="en" fo:country="GB" fo:font-weight="normal" style:font-weight-asian="normal" style:font-weight-complex="normal"/>
    </style:style>
    <style:style style:name="T3" style:family="text">
      <style:text-properties style:font-name="Arial2"/>
    </style:style>
    <style:style style:name="T4" style:family="text">
      <style:text-properties style:font-name="Arial2" fo:font-size="11pt" style:font-size-asian="11pt" style:font-size-complex="11pt"/>
    </style:style>
    <style:style style:name="T5" style:family="text">
      <style:text-properties style:font-name="Arial2" fo:font-size="11pt" fo:background-color="transparent" style:font-size-asian="11pt" style:font-size-complex="11pt"/>
    </style:style>
    <style:style style:name="T6" style:family="text">
      <style:text-properties style:font-name="Arial2" fo:font-weight="bold" style:font-weight-asian="bold" style:font-weight-complex="bold"/>
    </style:style>
    <style:style style:name="T7" style:family="text">
      <style:text-properties style:font-name="Arial1" fo:font-size="26pt" fo:font-weight="normal" style:font-size-asian="26pt" style:font-weight-asian="normal" style:font-size-complex="26pt" style:font-weight-complex="normal"/>
    </style:style>
    <style:style style:name="T8" style:family="text">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font-weight="bold" style:font-weight-asian="bold" style:font-weight-complex="bold"/>
    </style:style>
    <style:style style:name="T10" style:family="text">
      <style:text-properties fo:background-color="transparent"/>
    </style:style>
    <style:style style:name="T11" style:family="text">
      <style:text-properties style:font-name="Arial" fo:font-size="11pt" style:font-size-asian="10.5pt"/>
    </style:style>
    <style:style style:name="T12"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Strong_20_Emphasis"><text:span text:style-name="T7">Appy Manifesto</text:span></text:span></text:h>
      <text:p text:style-name="P5"><text:span text:style-name="Strong_20_Emphasis"><text:span text:style-name="T8">Last updated on 2012-11-12</text:span></text:span></text:p>
      <text:h text:style-name="Heading_20_3" text:outline-level="3">1. History</text:h>
      <text:p text:style-name="P2">Appy (<text:a xlink:type="simple" xlink:href="http://appyframework.org/">http://appyframework.org</text:a>), more specifically appy.pod, was born in 2005 in the mind of Gaëtan Delannay. First as a side project, in reaction of bloat-ware used in big iron eGov systems that were performing the same tasks. The goal, which has been attained, was then to gain a factor of at least 20 in the time needed to design a single page of report (!). appy.pod progressively gained interest and a worldwide community of users has formed since several years.</text:p>
      <text:p text:style-name="P2">Gaëtan is the lead developer of Appy, and has created in 2009 his own business, GeezTeem. Appy was at the time extended with the capability to build web applications (appy.gen) which, in the market targeted, are often linked to the document generation part.</text:p>
      <text:p text:style-name="Text_20_body">Since then, a growing number or web-based applications are running with this open source (GPL) framework, which has become a stable, production-ready system. Collaborations have been undertaken with several companies and an ecosystem has emerged from the network of GeezTeem clients which are, for the most part, public entities and associations in Belgium.</text:p>
      <text:p text:style-name="P2">The underlying principles governing Appy, as described below, also find their origin in previous experiences, adopting or reacting against practices encountered. Among those, the following can be cited:</text:p>
      <text:list xml:id="list707225171" text:style-name="L1">
        <text:list-item>
          <text:p text:style-name="P12">favour simple and bullet-proof software, based on experience gained in the space and health sectors;</text:p>
        </text:list-item>
        <text:list-item>
          <text:p text:style-name="P12">awareness for code quality and clean development processes in software R&amp;D;</text:p>
        </text:list-item>
        <text:list-item>
          <text:p text:style-name="P12">experience with public sector needs, from both major e-government systems and bottom-up initiatives such as PloneGov.</text:p>
        </text:list-item>
      </text:list>
      <text:h text:style-name="Heading_20_3" text:outline-level="3">2. Purpose and <text:span text:style-name="T10">usage</text:span></text:h>
      <text:p text:style-name="P4">Appy allows to build general-purpose, web-based, complex information systems:</text:p>
      <text:list xml:id="list1649192353" text:style-name="L2">
        <text:list-item>
          <text:p text:style-name="P14">implementing large and complex business processes;</text:p>
        </text:list-item>
        <text:list-item>
          <text:p text:style-name="P14">allowing to output documents and reports;</text:p>
        </text:list-item>
        <text:list-item>
          <text:p text:style-name="P14">allowing to visualize, navigate and query stored information;</text:p>
        </text:list-item>
        <text:list-item>
          <text:p text:style-name="P14">implementing a robust and fine-grained security model.</text:p>
        </text:list-item>
      </text:list>
      <text:p text:style-name="P1">Business-wise, Appy is based on the following principles:</text:p>
      <text:list xml:id="list254905415" text:continue-numbering="true" text:style-name="L2">
        <text:list-item>
          <text:p text:style-name="P17"><text:span text:style-name="Strong_20_Emphasis"><text:span text:style-name="T1">an affordable solution: not only the library is free, but the efficiency of appy.gen and appy.pod for their respective tasks aim</text:span></text:span><text:span text:style-name="Strong_20_Emphasis"><text:span text:style-name="T1">s</text:span></text:span><text:span text:style-name="Strong_20_Emphasis"><text:span text:style-name="T1"> to lower significantly application development costs;</text:span></text:span></text:p>
        </text:list-item>
        <text:list-item>
          <text:p text:style-name="P17"><text:span text:style-name="Strong_20_Emphasis"><text:span text:style-name="T1">business-oriented: Appy is ready for business use and was enhanced via contributions funded by customers: previous applications required compliance for the framework as regards security, code quality and usability. You benefit from all that when using Appy;</text:span></text:span></text:p>
        </text:list-item>
        <text:list-item>
          <text:p text:style-name="P15">based on standards: Appy complies to standards where appropriate and not conflicting with the principle of a lightweight library, such as document formats, internationalisation, WWW;</text:p>
        </text:list-item>
        <text:list-item>
          <text:p text:style-name="P14">open source (of course).</text:p>
        </text:list-item>
      </text:list>
      <text:p text:style-name="Text_20_body"><text:span text:style-name="T3">« Yet another web framework », you may think. Appy's originality is that such systems can be built </text:span><text:span text:style-name="T12">faster</text:span><text:span text:style-name="T3">. This characteristic allows low-budget entities like public administrations or associations to get access to software applications for supporting their business processes. </text:span></text:p>
      <text:p text:style-name="Text_20_body"><text:soft-page-break/><text:span text:style-name="T3">Appy comes into play for building web applications whose functionality is too complex to be implemented with a CMS (Content Management System) or</text:span> CRUD (Create, Read, Update, Delete) tool. Developers using Appy position them<text:span text:style-name="T3">selves between small companies building websites and bigger ones developing custom web-based information systems or using more complex frameworks such as RoR, Symphony or Alfresco. </text:span>The goal is to enlarge the market from the lower end, reaching entities that cannot afford an I<text:span text:style-name="T3">T solution right now.</text:span></text:p>
      <text:h text:style-name="Heading_20_3" text:outline-level="3">3. Technology</text:h>
      <text:p text:style-name="Text_20_body">Appy provides all what's needed to build with maximum ease and rapidity web-based applications (appy.gen) and generate documents (appy.pod).</text:p>
      <text:p text:style-name="P1">appy.gen and appy.pod can be used standalone. Appy components are written in, and use, Python.</text:p>
      <text:p text:style-name="P7">Appy webapps are much simpler and easily maintainable (Appy is like a personal quest for technical perfection).</text:p>
      <text:h text:style-name="Heading_20_4" text:outline-level="4">appy.pod</text:h>
      <text:p text:style-name="P1"><text:span text:style-name="T9">pod</text:span> (<text:a xlink:type="simple" xlink:href="http://appyframework.org/pod.html">http://appyframework.org/pod.html</text:a>) is the first component and allows to produce documents and reports in PDF, DOC, RTF or ODT using ODT document templates which include snippets of Python code. ODT documents are produced natively and Libre/OpenOffice is used to convert the result in PDF, DOC or RTF. </text:p>
      <text:p text:style-name="Text_20_body">Generating documents from forms or other applications is much more complex and costly than it should be. We take the option to start from the actual document template to be filled, being able to describe the information to be added entirely via a classic word processor. Often, the document templates already exist, so why not using them directly? Only appy.pod will have to care about the underlying XML format.</text:p>
      <text:h text:style-name="Heading_20_4" text:outline-level="4">appy.gen</text:h>
      <text:p text:style-name="P1"><text:span text:style-name="T9">gen</text:span> (<text:a xlink:type="simple" xlink:href="http://appyframework.org/gen.html">http://appyframework.org/gen.html</text:a>) is the second and largest part, allowing to build web apps. The idea is to generate a complete web app from a set of simple Python classes. appy.gen generates a complete application, from the web user interface to the database. Integration with appy.pod allows to generate documents from the web app. gen currently generates web apps for the Zope web application server.</text:p>
      <text:p text:style-name="Text_20_body">Writing web applications requires you to face and understand the plumbery of a given web framework, while all you expect is to concentrate on functionalities that need to be implemented. appy-gen will let you evolve in your elegant and minimalistic code describing your business logic. appy.gen will generate all the low-level twisted machineries needed for you application to be available on the web.</text:p>
      <text:p text:style-name="Text_20_body"><text:span text:style-name="T3">From a development perspective, appy.gen is based on the following (counter)-principles (more information on </text:span><text:a xlink:type="simple" xlink:href="http://appyframework.org/principles.html"><text:span text:style-name="T3">http://appyframework.org/principles.html</text:span></text:a><text:span text:style-name="T3">).</text:span></text:p>
      <text:list xml:id="list434894351" text:style-name="L3">
        <text:list-item>
          <text:p text:style-name="P18"><text:span text:style-name="T3">The </text:span><text:span text:style-name="T6">code-centric but conceptual approach</text:span><text:span text:style-name="T3">. appy.gen works at a higher level of abstraction as most other frameworks or approaches do. With gen, you are not going to write a function that returns dynamic HTML when some URL is hit. You are going to define classes and relationships, and methods will be like hooks that will react when some events </text:span><text:span text:style-name="T3">occur (an object is created, edited, deleted, etc). You don't have to write a single line of </text:span><text:span text:style-name="T3">HTML, CSS or Javascript to write basic Appy applications. Only pure Python. This is what I call « conceptual ». But unlike most conceptual approaches, you will not draw any diagram </text:span><text:span text:style-name="T3">or anything that is not Python code. Pure Python, pure simplicity, no repetition, no transformation: optimal efficiency, optimal maintainability.</text:span></text:p>
        </text:list-item>
        <text:list-item>
          <text:p text:style-name="P18"><text:span text:style-name="T6">Violating the model-view-controller pattern</text:span><text:span text:style-name="T3">. Design patterns are elegant low-level constructs used to overcome the limitations of programming languages (ie statically-typed languages like Java) or frameworks. Using them implies adding classes just for making the </text:span><text:soft-page-break/><text:span text:style-name="T3">plumbery work; it augments code complexity and, again, spreads information at several places. Separating code describing data from code presenting it produces the same problem. appy.gen takes the approach of grouping everything at the same place. For example, information that dictates how a given field will be displayed is part of the field definition.</text:span></text:p>
        </text:list-item>
      </text:list>
      <text:h text:style-name="Heading_20_4" text:outline-level="4">Some figures</text:h>
      <text:p text:style-name="Text_20_body">Appy's Ohloh page gives some figures about the project (see <text:a xlink:type="simple" xlink:href="https://www.ohloh.net/p/appy">https://www.ohloh.net/p/appy</text:a>):</text:p>
      <text:p text:style-name="Text_20_body">“In a Nutshell, Appy...</text:p>
      <text:p text:style-name="Text_20_body"><text:s text:c="4"/><text:span text:style-name="T11">…</text:span> has had 284 commits made by 2 contributors representing 24,457 lines of code</text:p>
      <text:p text:style-name="Text_20_body"><text:s text:c="4"/><text:span text:style-name="T11">…</text:span> is mostly written in Python with an average number of source code comments</text:p>
      <text:p text:style-name="Text_20_body"><text:s text:c="4"/><text:span text:style-name="T11">…</text:span> has a codebase with a long source history maintained by by one developer with increasing year-over-year commits</text:p>
      <text:p text:style-name="Text_20_body"><text:s text:c="4"/><text:span text:style-name="T11">…</text:span> took an estimated 6 years of effort (COCOMO model) starting with its first commit in June, 2009 ending with its most recent commit 3 days ago”</text:p>
      <text:p text:style-name="P3">Actually, Appy (pod+gen) is closer to 20 000 lines of code (Ohloh counts a bit more lines because some third-party libraries are included in the Bazaar repository), and even plans to be smaller in the future. Appy was published in a forge in 2009, but experimentations and development started in 2005 (the first ideas and lines of code have been written on paper in a train during one year!).</text:p>
      <text:h text:style-name="P10" text:outline-level="4">Dependencies</text:h>
      <text:p text:style-name="P1">Appy is written in Python, with limited and well targeted dependencies on external libraries. The idea is to be as technologically independent as possible. The dependencies are the following:</text:p>
      <text:list xml:id="list2048771127" text:style-name="L4">
        <text:list-item>
          <text:p text:style-name="P16">Python version &gt;= 2.2</text:p>
        </text:list-item>
        <text:list-item>
          <text:p text:style-name="P16">Zope &gt;= 2.9<text:span text:style-name="T10">. appy.gen currently generates web apps for the Zope web application server. </text:span></text:p>
        </text:list-item>
        <text:list-item>
          <text:p text:style-name="P16">OpenOffice or LibreOffice: document generation for appy.pod.</text:p>
        </text:list-item>
      </text:list>
      <text:h text:style-name="Heading_20_3" text:outline-level="3">4. Ecosystem</text:h>
      <text:p text:style-name="P1"><text:span text:style-name="Strong_20_Emphasis"><text:span text:style-name="T2">Appy answers to typical needs of local administrations, </text:span></text:span><text:span text:style-name="Strong_20_Emphasis"><text:span text:style-name="T2">associations, </text:span></text:span><text:span text:style-name="Strong_20_Emphasis"><text:span text:style-name="T2">small and medium businesses, and targeted projects. It therefore allows the emergence of an ecosystem of small agile entities capable to answer these needs with an optimal efficiency. <text:s/></text:span></text:span></text:p>
      <text:p text:style-name="Text_20_body">The idea is to start “Appyness” as an organic movement using GeezTeem as the starting point. GeezTeem guarantees Appy's stability, conciseness and relevance for developing web apps with it.</text:p>
      <text:p text:style-name="Text_20_body">Because Appy is open-source, GeezTeem clients can learn it, co-develop and maintain GeezTeem creations. GeezTeem itself will never grow. Growth, in terms of human resources, is currently effective via GeezTeem clients, and, hopefully in the future, via other individuals, companies, or public entities. GeezTeem's goal is to focus on development of a small number of web apps, because it is felt as the best way to improve Appy itself.</text:p>
      <text:h text:style-name="Heading_20_3" text:outline-level="3">5. <text:span text:style-name="T10">References</text:span></text:h>
      <text:p text:style-name="Text_20_body">Based on Appy, GeezTeem has developed:</text:p>
      <text:list xml:id="list194630382" text:style-name="L5">
        <text:list-item>
          <text:p text:style-name="P19">a webapp for the Union of Walloon Enterprises, allowing companies to assess their mobility (see <text:a xlink:type="simple" xlink:href="http://calculateur-mobilite.uwe.be/">http://calculateur-mobilite.uwe.be</text:a>);</text:p>
        </text:list-item>
        <text:list-item>
          <text:p text:style-name="P19">another for « Joyeuse Enfance de Schaerbeek », an association that allows to centrally manage subscriptions of children to activities during holiday periods (see <text:soft-page-break/><text:a xlink:type="simple" xlink:href="http://planetekids.eu/">http://planetekids.eu</text:a>, <text:span text:style-name="T1">French</text:span> only).</text:p>
        </text:list-item>
      </text:list>
      <text:p text:style-name="P6">GeezTeem has also through a partnership developed 2 more applications: </text:p>
      <text:list xml:id="list985253262" text:style-name="L6">
        <text:list-item>
          <text:p text:style-name="P20">be-Coag (<text:a xlink:type="simple" xlink:href="https://www.be-coag.be/">https://www.be-coag.be</text:a>), a system for helping patients suffering from haemophilia (the customer is the Belgian association for Haemophilia);</text:p>
        </text:list-item>
        <text:list-item>
          <text:p text:style-name="P13">Interacc, an allowance management system for the Office for Childhood (ONE, Office de la Naissance et de l'Enfance), communicating with SAP;</text:p>
        </text:list-item>
      </text:list>
      <text:p text:style-name="Text_20_body"><text:span text:style-name="T4">Another app to mention is the SME Test: an online form to assess whether a company is an SME in respect with EU criteria (</text:span><text:a xlink:type="simple" xlink:href="http://testpme.wallonie.be/"><text:span text:style-name="T4">http://testpme.wallonie.be</text:span></text:a><text:span text:style-name="T4">, </text:span><text:a xlink:type="simple" xlink:href="http://smetest.uwe.be/"><text:span text:style-name="T4">http://smetest.uwe.be</text:span></text:a><text:span text:style-name="T4">). This is the first public use of appy.pod, and was awarded a Belgian e-gov award in 2006.</text:span></text:p>
      <text:p text:style-name="Text_20_body"><text:span text:style-name="T4">Beyond this “core team”, Appy counts a significant number of downloads: lately, we counted 650 downloads since 15/12/2011. Due to the open source model, the details about the actual use of the tool are not known. Due to the project history, appy.pod is currently more widely used than appy.gen. It is known for instance that </text:span><text:span text:style-name="T5">a French multinational company uses appy.pod to produce its HR-related documents, based on more than 300 document templates. appy.pod was chosen as the best tool after a careful review. This example simply shows that the number of documents produced outside the circle of the core contributors most probably outnumbers by far the use made by the core team.</text:span></text:p>
      <text:p text:style-name="Text_20_body"><text:span text:style-name="T5">The goal now is to significantly develop the user base based on these significant references, and </text:span><text:span text:style-name="T5">especially by growing the number of companies and individuals that will use Appy</text:span><text:span text:style-name="T5"> to provide </text:span><text:span text:style-name="T5">implementation services.</text:span></text:p>
      <text:h text:style-name="Heading_20_3" text:outline-level="3">6. Team</text:h>
      <text:p text:style-name="Text_20_body">Gaëtan Delannay (<text:a xlink:type="simple" xlink:href="http://www.linkedin.com/in/gaetandelannay">http://www.linkedin.com/in/gaetandelannay</text:a>) is Appy's lead developer.</text:p>
      <text:p text:style-name="Text_20_body">Several developers have contributed, proposing improvements, patches and new functionalities, via Launchpad, where Appy is hosted (see sections « bugs » and « answers » at <text:a xlink:type="simple" xlink:href="https://launchpad.net/appy">https://launchpad.net/appy</text:a>).</text:p>
      <text:p text:style-name="Text_20_body">Damien Hubaux (<text:a xlink:type="simple" xlink:href="http://www.linkedin.com/in/dhubaux">http://www.linkedin.com/in/dhubaux</text:a>) is Operations Manager at CETIC and participates in promoting Appy's wider adoption. CETIC (<text:a xlink:type="simple" xlink:href="http://www.cetic.be/">http://www.cetic.be</text:a>), a Belgian research center in software engineering, has contributed to Appy in three ways:</text:p>
      <text:list xml:id="list1097847272" text:style-name="L7">
        <text:list-item>
          <text:p text:style-name="P21">enhance code quality through an extensive code analysis;</text:p>
        </text:list-item>
        <text:list-item>
          <text:p text:style-name="P21">security <text:span text:style-name="T4">strengthening via execution of security-oriented tests/attacks;</text:span></text:p>
        </text:list-item>
        <text:list-item>
          <text:p text:style-name="P21"><text:span text:style-name="T10">improvement via the usage as a </text:span><text:span text:style-name="T5">test case in the context of a DEVOPS oriented cloud manager (ComodIT IT Automation as a Service – </text:span><text:a xlink:type="simple" xlink:href="http://www.cetic.be/ComodIT,1194"><text:span text:style-name="T5">http://www.cetic.be/ComodIT,1194</text:span></text:a><text:span text:style-name="T5">)</text:span></text:p>
        </text:list-item>
      </text:list>
      <text:h text:style-name="Heading_20_3" text:outline-level="3">7. <text:span text:style-name="T10">Plans for the future</text:span></text:h>
      <text:p text:style-name="P7">The growth plan concerns Appy but does not involve GeezTeem's direct growth. The growth plan now focuses on growing the ecosystem around Appy. </text:p>
      <text:p text:style-name="P7"/>
      <text:p text:style-name="P7">At present, while appy.pod benefits from a quite wide adoption, appy.gen is mainly used by GeezTeem and the entities cited above. The key to Appy's growth is a wider adoption of appy.gen by other actors: users (developers) as well as, for some of them, contributors.</text:p>
      <text:p text:style-name="P7"/>
      <text:p text:style-name="P7">The main motivation beyond promoting Appy is to fight against overcomplex approaches to software development, and access to the untapped field of end-users who cannot afford the extra cost of these classical offers. </text:p>
      <text:p text:style-name="P7"/>
      <text:p text:style-name="P7">Appy can be adopted by self-employed individuals and SMEs, creating a web of more creative, responsible and efficient IT providers. This could lead to innovation in a structural way, shifting from bigger solution providers aligning less committed employees to a network of small and <text:soft-page-break/>motivated actors.</text:p>
      <text:p text:style-name="P7"/>
      <text:p text:style-name="P7">Until recently, two main obstacles stayed in the way to propose Appy to a wider audience. Firstly, its dependency to Plone positioned it at the top of a too big and complex technological stack. Secondly, outdated documentation on <text:a xlink:type="simple" xlink:href="http://appyframework.org/">http://appyframework.org</text:a> does not reflect the possibilities and current functionality of the framework, due to numerous recent improvements. The first obstacle is now behind us. We focus now on the second one: by the end of 2012 we will propose a much better and complete documentation and website. Awareness actions will also be performed. </text:p>
      <text:p text:style-name="P7"/>
      <text:p text:style-name="P7">So, as for any organic movement, there is no big growth plan for a single company in order to become the next RED HAT (NYSE:RHT). GeezTeem works already at its best. With CETIC, the plan is to continue to perform the « marketing » around Appy. If, with our efforts, Appy becomes widely adopted, we will be rich and famous. Otherwise, we will only be rich ;-)</text:p>
      <text:h text:style-name="Heading_20_4" text:outline-level="4">The future of Appy</text:h>
      <text:p text:style-name="P9">While minor improvements still need to be performed here and there in Appy, no major functionality is currently missing for a direct use of the software. The current version is 0.8.1. The version 1.0.0 will be published soon with similar functionality, minor improvements, bugfixes and better performance. But most importantly, by publishing Appy 1.0.0, GeezTeem will guarantee that the developer API for appy.gen will never change again in a significant way, as it is already the case for appy.pod for several years.</text:p>
      <text:p text:style-name="P9"/>
      <text:p text:style-name="P9">From a technical point of view, future versions of Appy will try to gain more independence from the Zope application server. The following changes are considered; they are purely technical, so will not require any change in the code of Appy applications (excepted advanced applications that have custom ZPTs).</text:p>
      <text:list xml:id="list1698091024" text:style-name="L8">
        <text:list-item>
          <text:p text:style-name="P22">Replace Zope Page Templates (= ZPT = dynamic HTML for Python, shipped with Zope) with a simpler templating language or even pure Python.</text:p>
        </text:list-item>
        <text:list-item>
          <text:p text:style-name="P22">Replace Zope with a more low-level, lightweight web server, like Nginx+Python module or Apache+mod_python. Keep only the ZODB for storage.</text:p>
        </text:list-item>
        <text:list-item>
          <text:p text:style-name="P22">Replace the ZODB with a filesystem-based database engine (to find or develop).</text:p>
        </text:list-item>
      </text:list>
      <text:p text:style-name="P9"/>
      <text:p text:style-name="P9">At the user interface level, we plan to perform improvements by integrating a Javascript framework like JQuery, to enable effects, drag&amp;drop, etc.</text:p>
      <text:p text:style-name="Standard">Another improvement will consist in letting third-parties easily integrate new fields/widgets and alternative layouts (including layouts for mobile Web clients).</text:p>
      <text:h text:style-name="Heading_20_3" text:outline-level="3">8. Conclusion</text:h>
      <text:p text:style-name="P7">Appy allows to build complex web applications in an innovative, unusual and faster way. GeezTeem, that develops Appy, is highly motivated, together with its partner CETIC, to stimulate its wider adoption. We are indeed convinced of its relevance to develop more concise and maintainable information systems, and the opportunity for an ecosystem of IT providers, build around the Appy open-source software, able to answer needs of users with an optimal efficiency.</text:p>
      <text:p text:style-name="P7"/>
      <text:p text:style-name="P7"/>
      <text:p text:style-name="P8">Damien Hubaux &amp; Gaëtan Delann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rial2" svg:font-family="Arial" style:font-family-generic="swiss"/>
    <style:font-face style:name="Arial" svg:font-family="Arial" style:font-adornments="Normal"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09T20:01:07</meta:creation-date>
    <meta:editing-duration>PT45H17M57S</meta:editing-duration>
    <meta:editing-cycles>39</meta:editing-cycles>
    <meta:generator>OpenOffice.org/3.0$Linux OpenOffice.org_project/300m15$Build-9379</meta:generator>
    <meta:initial-creator>Laurent Séguin</meta:initial-creator>
    <dc:date>2012-11-12T15:37:29</dc:date>
    <dc:creator>Gaëtan Delannay</dc:creator>
    <meta:document-statistic meta:table-count="0" meta:image-count="0" meta:object-count="0" meta:page-count="5" meta:paragraph-count="88" meta:word-count="2436" meta:character-count="15716"/>
    <meta:user-defined meta:name="Info 1"/>
    <meta:user-defined meta:name="Info 2"/>
    <meta:user-defined meta:name="Info 3"/>
    <meta:user-defined meta:name="Info 4"/>
  </office:meta>
</office:document-meta>
</file>